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2283in"/>
    </style:style>
    <style:style style:name="co14" style:family="table-column">
      <style:table-column-properties fo:break-before="auto" style:column-width="2.0244in"/>
    </style:style>
    <style:style style:name="co15" style:family="table-column">
      <style:table-column-properties fo:break-before="auto" style:column-width="1.5209in"/>
    </style:style>
    <style:style style:name="co16" style:family="table-column">
      <style:table-column-properties fo:break-before="auto" style:column-width="1.7728in"/>
    </style:style>
    <style:style style:name="co17" style:family="table-column">
      <style:table-column-properties fo:break-before="auto" style:column-width="1.8028in"/>
    </style:style>
    <style:style style:name="co18" style:family="table-column">
      <style:table-column-properties fo:break-before="auto" style:column-width="1.8335in"/>
    </style:style>
    <style:style style:name="co19" style:family="table-column">
      <style:table-column-properties fo:break-before="auto" style:column-width="1.5189in"/>
    </style:style>
    <style:style style:name="co20" style:family="table-column">
      <style:table-column-properties fo:break-before="auto" style:column-width="2.5583in"/>
    </style:style>
    <style:style style:name="co21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909in"/>
    </style:style>
    <style:style style:name="co23" style:family="table-column">
      <style:table-column-properties fo:break-before="auto" style:column-width="1.148in"/>
    </style:style>
    <style:style style:name="co24" style:family="table-column">
      <style:table-column-properties fo:break-before="auto" style:column-width="2.6736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1.7307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fo:wrap-option="wrap"/>
      <style:text-properties style:font-name="Ari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ext-properties fo:font-size="9pt"/>
    </style:style>
    <style:style style:name="ce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 style:data-style-name="N37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ext-properties style:font-name="Arial1"/>
    </style:style>
    <style:style style:name="ce85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8" style:family="table-cell" style:parent-style-name="Default">
      <style:text-properties style:font-name="Arial1" fo:font-size="9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9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Default">
      <style:text-properties style:font-name="Arial1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96" style:family="table-cell" style:parent-style-name="Default">
      <style:text-properties style:use-window-font-color="true" style:font-name="Liberation Serif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110" style:family="table-cell" style:parent-style-name="Default">
      <style:text-properties style:font-name="Liberation Serif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111" style:family="table-cell" style:parent-style-name="Default">
      <style:table-cell-properties fo:background-color="#000080"/>
      <style:text-properties fo:color="#ffffff" fo:font-size="12pt" fo:font-weight="bold"/>
    </style:style>
    <style:style style:name="ce11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size-asian="11pt" style:font-name-complex="Tahoma2" style:font-size-complex="11pt"/>
    </style:style>
    <style:style style:name="T3" style:family="text">
      <style:text-properties style:font-name-asian="DejaVu Sans" style:font-name-complex="Lohit Hindi"/>
    </style:style>
    <style:style style:name="T4" style:family="text">
      <style:text-properties style:font-name="Liberation Sans" style:font-name-asian="DejaVu Sans" style:font-name-complex="Lohit Hindi"/>
    </style:style>
    <style:style style:name="T5" style:family="text">
      <style:text-properties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6" style:family="text">
      <style:text-properties style:font-name="Liberation Serif1" style:font-name-asian="DejaVu Sans" style:font-name-complex="Lohit Hindi"/>
    </style:style>
    <style:style style:name="T7" style:family="text">
      <style:text-properties style:font-name="Liberation Serif1"/>
    </style:style>
    <style:style style:name="T8" style:family="text">
      <style:text-properties style:font-name="Liberation Serif" style:font-name-asian="DejaVu Sans" style:font-size-asian="10pt" style:language-asian="zh" style:country-asian="CN" style:font-name-complex="DejaVu Sans" style:font-size-complex="10pt" style:language-complex="hi" style:country-complex="IN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KS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#REF!]" office:value-type="float" office:value="0">
            <text:p>#REF!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 office:value-type="string">
            <text:p>18/Nov/10</text:p>
          </table:table-cell>
          <table:table-cell table:style-name="ce21"/>
          <table:table-cell table:style-name="ce26" office:value-type="string">
            <text:p>KS-2597</text:p>
            <text:p>KS-2657</text:p>
            <text:p>KS-2517</text:p>
            <text:p><text:span text:style-name="T2">KS-2588</text:span></text:p>
            <text:p><text:span text:style-name="T2">KS-2705</text:span></text:p>
          </table:table-cell>
          <table:table-cell table:style-name="ce27" office:value-type="string">
            <text:p>minh.nguyen</text:p>
          </table:table-cell>
          <table:table-cell table:style-name="ce37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09/Mar/10</text:p>
          </table:table-cell>
          <table:table-cell table:style-name="ce22"/>
          <table:table-cell table:style-name="ce27" office:value-type="string">
            <text:p>- Remove all tests without CCP</text:p>
            <text:p>- Add test on 1.6.8</text:p>
          </table:table-cell>
          <table:table-cell table:style-name="ce27" office:value-type="string">
            <text:p>minh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2"/>
          <table:table-cell table:style-name="ce28" office:value-type="string">
            <text:p>Missing issues:</text:p>
            <text:p>- KS-2635</text:p>
          </table:table-cell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/>
          <table:table-cell table:style-name="ce38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8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35" table:number-columns-repeated="3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8">
          <table:table-cell table:style-name="ce45" office:value-type="string" table:number-columns-spanned="2" table:number-rows-spanned="1">
            <text:p>Check List</text:p>
            <text:p>Based on Product built version: KS 1.2.x</text:p>
          </table:table-cell>
          <table:covered-table-cell table:style-name="ce45"/>
          <table:table-cell table:style-name="ce52" office:value-type="string" table:number-columns-spanned="1" table:number-rows-spanned="2">
            <text:p>BugID</text:p>
          </table:table-cell>
          <table:table-cell table:style-name="ce52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2" office:value-type="string">
            <text:p>Priority</text:p>
          </table:covered-table-cell>
          <table:covered-table-cell table:style-name="ce52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table:number-columns-spanned="4" table:number-rows-spanned="1"/>
          <table:covered-table-cell table:style-name="ce49"/>
          <table:covered-table-cell table:style-name="ce49"/>
          <table:covered-table-cell table:style-name="ce53"/>
          <table:table-cell table:style-name="ce53" table:number-columns-repeated="252"/>
          <table:table-cell table:style-name="ce54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0"/>
          <table:covered-table-cell table:style-name="ce50"/>
          <table:covered-table-cell table:style-name="ce53"/>
          <table:table-cell table:style-name="ce53" table:number-columns-repeated="252"/>
          <table:table-cell table:style-name="ce54" table:number-columns-repeated="768"/>
        </table:table-row>
        <table:table-row table:style-name="ro8">
          <table:table-cell table:style-name="ce47" office:value-type="string">
            <text:p>REG_AIO167_KS_ANS_001</text:p>
          </table:table-cell>
          <table:table-cell table:style-name="ce50" office:value-type="string">
            <text:p>Check reset avata in French</text:p>
          </table:table-cell>
          <table:table-cell table:style-name="ce50" office:value-type="string">
            <text:p>KS-2597</text:p>
            <text:p>CCP-240</text:p>
          </table:table-cell>
          <table:table-cell table:style-name="ce53" office:value-type="string">
            <text:p>High</text:p>
          </table:table-cell>
          <table:table-cell table:style-name="ce53" table:number-columns-repeated="252"/>
          <table:table-cell table:style-name="ce54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51"/>
          <table:covered-table-cell table:style-name="ce51"/>
          <table:covered-table-cell table:style-name="ce19"/>
          <table:table-cell table:style-name="ce19" table:number-columns-repeated="252"/>
          <table:table-cell table:number-columns-repeated="768"/>
        </table:table-row>
        <table:table-row table:style-name="ro8">
          <table:table-cell table:style-name="ce48" office:value-type="string">
            <text:p>REG_AIO168_KS_FOR_001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2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3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4</text:p>
          </table:table-cell>
          <table:table-cell table:style-name="ce51" table:number-columns-repeated="2"/>
          <table:table-cell table:style-name="ce19" table:number-columns-repeated="253"/>
          <table:table-cell table:number-columns-repeated="768"/>
        </table:table-row>
        <table:table-row table:style-name="ro8">
          <table:table-cell table:style-name="ce48" office:value-type="string">
            <text:p>REG_AIO168_KS_FOR_005</text:p>
          </table:table-cell>
          <table:table-cell table:number-columns-repeated="1023"/>
        </table:table-row>
        <table:table-row table:style-name="ro8">
          <table:table-cell table:style-name="ce48" office:value-type="string">
            <text:p>REG_AIO168_KS_FOR_006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number-columns-repeated="4" table:default-cell-style-name="Default"/>
        <table:table-column table:style-name="co8" table:number-columns-repeated="247" table:default-cell-style-name="Default"/>
        <table:table-row table:style-name="ro9">
          <table:table-cell/>
          <table:table-cell table:style-name="ce57" office:value-type="string">
            <text:p>TEST CASES</text:p>
          </table:table-cell>
          <table:table-cell table:style-name="ce62"/>
          <table:table-cell table:style-name="ce68" table:number-columns-repeated="2"/>
          <table:table-cell/>
          <table:table-cell table:style-name="ce68" table:number-columns-repeated="2"/>
          <table:table-cell table:style-name="ce75"/>
          <table:table-cell table:style-name="ce78"/>
          <table:table-cell/>
          <table:table-cell table:style-name="ce79" office:value-type="string">
            <text:p>Passed</text:p>
          </table:table-cell>
          <table:table-cell table:style-name="ce79" table:formula="of:=COUNTIF([.L$7:.L$934];[.$L1])" office:value-type="float" office:value="0">
            <text:p>0</text:p>
          </table:table-cell>
          <table:table-cell table:style-name="ce79" table:number-columns-repeated="2"/>
          <table:table-cell table:style-name="ce78" table:number-columns-repeated="215"/>
          <table:table-cell table:style-name="ce66" table:number-columns-repeated="4"/>
          <table:table-cell table:number-columns-repeated="21"/>
        </table:table-row>
        <table:table-row table:style-name="ro9">
          <table:table-cell/>
          <table:table-cell table:style-name="ce58"/>
          <table:table-cell table:style-name="ce63"/>
          <table:table-cell table:style-name="ce68" table:number-columns-repeated="2"/>
          <table:table-cell/>
          <table:table-cell table:style-name="ce68" table:number-columns-repeated="2"/>
          <table:table-cell table:style-name="ce75"/>
          <table:table-cell table:number-columns-repeated="2"/>
          <table:table-cell table:style-name="ce79" office:value-type="string">
            <text:p>Failed</text:p>
          </table:table-cell>
          <table:table-cell table:style-name="ce79" table:formula="of:=COUNTIF([.L$7:.L$934];[.$L2])" office:value-type="float" office:value="0">
            <text:p>0</text:p>
          </table:table-cell>
          <table:table-cell table:style-name="ce79" table:number-columns-repeated="2"/>
          <table:table-cell table:style-name="ce78" table:number-columns-repeated="215"/>
          <table:table-cell table:style-name="ce66" table:number-columns-repeated="4"/>
          <table:table-cell table:number-columns-repeated="21"/>
        </table:table-row>
        <table:table-row table:style-name="ro10">
          <table:table-cell/>
          <table:table-cell table:style-name="ce59" office:value-type="string">
            <text:p>Function List:</text:p>
          </table:table-cell>
          <table:table-cell table:style-name="ce64" office:value-type="string" table:number-columns-spanned="3" table:number-rows-spanned="1">
            <text:p>Bugs on KS 1.2.x for regression test</text:p>
          </table:table-cell>
          <table:covered-table-cell table:style-name="ce69"/>
          <table:covered-table-cell table:style-name="ce65"/>
          <table:table-cell/>
          <table:table-cell table:style-name="ce72"/>
          <table:table-cell table:style-name="ce73"/>
          <table:table-cell table:style-name="ce76"/>
          <table:table-cell table:number-columns-repeated="2"/>
          <table:table-cell table:style-name="ce79" office:value-type="string">
            <text:p>Blocked</text:p>
          </table:table-cell>
          <table:table-cell table:style-name="ce79" table:formula="of:=COUNTIF([.L$7:.L$934];[.$L3])" office:value-type="float" office:value="0">
            <text:p>0</text:p>
          </table:table-cell>
          <table:table-cell table:style-name="ce79" table:number-columns-repeated="2"/>
          <table:table-cell table:style-name="ce78" table:number-columns-repeated="215"/>
          <table:table-cell table:style-name="ce66" table:number-columns-repeated="4"/>
          <table:table-cell table:number-columns-repeated="21"/>
        </table:table-row>
        <table:table-row table:style-name="ro9">
          <table:table-cell/>
          <table:table-cell table:style-name="ce59" office:value-type="string">
            <text:p>Total Main Cases:</text:p>
          </table:table-cell>
          <table:table-cell table:style-name="ce65" table:formula="of:=MAX([.A7:.A917])" office:value-type="float" office:value="1" table:number-columns-spanned="3" table:number-rows-spanned="1">
            <text:p>1</text:p>
          </table:table-cell>
          <table:covered-table-cell table:style-name="ce69"/>
          <table:covered-table-cell table:style-name="ce65"/>
          <table:table-cell/>
          <table:table-cell table:style-name="ce72"/>
          <table:table-cell table:style-name="ce73"/>
          <table:table-cell table:style-name="ce76"/>
          <table:table-cell table:number-columns-repeated="2"/>
          <table:table-cell table:style-name="ce80" office:value-type="string">
            <text:p>Untested</text:p>
          </table:table-cell>
          <table:table-cell table:style-name="ce79" table:formula="of:=COUNTIF([.L$7:.L$934];[.$L4])" office:value-type="float" office:value="0">
            <text:p>0</text:p>
          </table:table-cell>
          <table:table-cell table:style-name="ce79" table:number-columns-repeated="2"/>
          <table:table-cell table:style-name="ce78" table:number-columns-repeated="215"/>
          <table:table-cell table:style-name="ce66" table:number-columns-repeated="4"/>
          <table:table-cell table:number-columns-repeated="21"/>
        </table:table-row>
        <table:table-row table:style-name="ro9">
          <table:table-cell/>
          <table:table-cell table:style-name="ce60"/>
          <table:table-cell table:style-name="ce66"/>
          <table:table-cell table:style-name="ce70" table:number-columns-repeated="2"/>
          <table:table-cell table:style-name="ce70" office:value-type="string">
            <text:p><text:s/></text:p>
          </table:table-cell>
          <table:table-cell table:style-name="ce70" table:number-columns-repeated="2"/>
          <table:table-cell table:style-name="ce77"/>
          <table:table-cell table:number-columns-repeated="2"/>
          <table:table-cell office:value-type="string">
            <text:p>N/A</text:p>
          </table:table-cell>
          <table:table-cell table:style-name="ce79" table:formula="of:=COUNTIF([.L$7:.L$934];[.$L5])" office:value-type="float" office:value="0">
            <text:p>0</text:p>
          </table:table-cell>
          <table:table-cell table:style-name="ce79" table:number-columns-repeated="2"/>
          <table:table-cell table:style-name="ce66" table:number-columns-repeated="219"/>
          <table:table-cell table:number-columns-repeated="21"/>
        </table:table-row>
        <table:table-row table:style-name="ro11">
          <table:table-cell table:style-name="ce55" office:value-type="string">
            <text:p>Case No</text:p>
          </table:table-cell>
          <table:table-cell table:style-name="ce55" office:value-type="string">
            <text:p>Related function</text:p>
          </table:table-cell>
          <table:table-cell table:style-name="ce55" office:value-type="string">
            <text:p>Case ID</text:p>
          </table:table-cell>
          <table:table-cell table:style-name="ce55" office:value-type="string">
            <text:p>Path</text:p>
          </table:table-cell>
          <table:table-cell table:style-name="ce55" office:value-type="string">
            <text:p>Case Description</text:p>
          </table:table-cell>
          <table:table-cell table:style-name="ce55" office:value-type="string">
            <text:p>Step Description</text:p>
          </table:table-cell>
          <table:table-cell table:style-name="ce55" office:value-type="string">
            <text:p>Steps to produce</text:p>
          </table:table-cell>
          <table:table-cell table:style-name="ce55" office:value-type="string">
            <text:p>Expected Output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Bug description</text:p>
          </table:table-cell>
          <table:table-cell table:style-name="ce55"/>
          <table:table-cell table:style-name="ce81" table:number-columns-repeated="7"/>
          <table:table-cell table:style-name="ce82" table:number-columns-repeated="211"/>
          <table:table-cell table:style-name="ce77" table:number-columns-repeated="4"/>
          <table:table-cell table:style-name="ce83" table:number-columns-repeated="21"/>
        </table:table-row>
        <table:table-row table:style-name="ro12">
          <table:table-cell table:style-name="ce56" office:value-type="float" office:value="1">
            <text:p>001</text:p>
          </table:table-cell>
          <table:table-cell table:style-name="ce47" office:value-type="string">
            <text:p>REG_AIO167_KS_ANS_001</text:p>
          </table:table-cell>
          <table:table-cell table:style-name="ce67" office:value-type="float" office:value="1">
            <text:p>001</text:p>
          </table:table-cell>
          <table:table-cell table:style-name="ce71" table:formula="of:=[.B7]" office:value-type="string" office:string-value="REG_AIO167_KS_ANS_001">
            <text:p>REG_AIO167_KS_ANS_001</text:p>
          </table:table-cell>
          <table:table-cell table:style-name="ce71" office:value-type="string">
            <text:p>Check reset avatar in French</text:p>
          </table:table-cell>
          <table:table-cell table:style-name="ce50" office:value-type="string">
            <text:p>Step 1: Show User setting form</text:p>
          </table:table-cell>
          <table:table-cell table:style-name="ce50" office:value-type="string">
            <text:p>- Login as root</text:p>
            <text:p>- Go to Groups/Answers</text:p>
            <text:p>- Chose Settings</text:p>
          </table:table-cell>
          <table:table-cell table:style-name="ce50" office:value-type="string">
            <text:p>Setting form is shown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style-name="ce71"/>
          <table:table-cell table:number-columns-repeated="244"/>
        </table:table-row>
        <table:table-row table:style-name="ro12">
          <table:table-cell table:style-name="ce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1" office:value-type="string">
            <text:p>REG_AIO167_KS_ANS_001</text:p>
          </table:table-cell>
          <table:table-cell table:style-name="ce6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0" table:formula="of:=[.B8]" office:value-type="string" office:string-value="REG_AIO167_KS_ANS_001">
            <text:p>REG_AIO167_KS_ANS_001</text:p>
          </table:table-cell>
          <table:table-cell table:style-name="ce50" office:value-type="string">
            <text:p>Check reset avatar in French</text:p>
          </table:table-cell>
          <table:table-cell table:style-name="ce50" office:value-type="string">
            <text:p>Step 2: Upload avatar</text:p>
          </table:table-cell>
          <table:table-cell table:style-name="ce50" office:value-type="string">
            <text:p>- Click Update &amp; browse file for avatar</text:p>
          </table:table-cell>
          <table:table-cell table:style-name="ce50" office:value-type="string">
            <text:p>Create new forums successfully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style-name="ce71"/>
          <table:table-cell table:number-columns-repeated="244"/>
        </table:table-row>
        <table:table-row table:style-name="ro12">
          <table:table-cell table:style-name="ce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1" office:value-type="string">
            <text:p>REG_AIO167_KS_ANS_001</text:p>
          </table:table-cell>
          <table:table-cell table:style-name="ce6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0" table:formula="of:=[.B9]" office:value-type="string" office:string-value="REG_AIO167_KS_ANS_001">
            <text:p>REG_AIO167_KS_ANS_001</text:p>
          </table:table-cell>
          <table:table-cell table:style-name="ce50" office:value-type="string">
            <text:p>Check reset avatar in French</text:p>
          </table:table-cell>
          <table:table-cell table:style-name="ce50" office:value-type="string">
            <text:p>Step 3: Change language</text:p>
          </table:table-cell>
          <table:table-cell table:style-name="ce50" office:value-type="string">
            <text:p>- Keep the User Setting form open</text:p>
            <text:p>- Change language to French</text:p>
          </table:table-cell>
          <table:table-cell table:style-name="ce50" office:value-type="string">
            <text:p>Labels in form are changed to French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number-columns-repeated="245"/>
        </table:table-row>
        <table:table-row table:style-name="ro13">
          <table:table-cell table:style-name="ce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1" office:value-type="string">
            <text:p>REG_AIO167_KS_ANS_001</text:p>
          </table:table-cell>
          <table:table-cell table:style-name="ce6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0" table:formula="of:=[.B10]" office:value-type="string" office:string-value="REG_AIO167_KS_ANS_001">
            <text:p>REG_AIO167_KS_ANS_001</text:p>
          </table:table-cell>
          <table:table-cell table:style-name="ce50" office:value-type="string">
            <text:p>Check reset avatar in French</text:p>
          </table:table-cell>
          <table:table-cell table:style-name="ce50" office:value-type="string">
            <text:p>Step 4: Check reset in French</text:p>
          </table:table-cell>
          <table:table-cell table:style-name="ce50" office:value-type="string">
            <text:p>- Click Réinitialiser</text:p>
            <text:p>- Click OK to confirm</text:p>
          </table:table-cell>
          <table:table-cell table:style-name="ce50" office:value-type="string">
            <text:p>The avatar is reset</text:p>
          </table:table-cell>
          <table:table-cell table:style-name="ce50" office:value-type="string">
            <text:p>High</text:p>
          </table:table-cell>
          <table:table-cell table:style-name="ce50" office:value-type="string">
            <text:p>KS-2597</text:p>
            <text:p>CCP-240</text:p>
          </table:table-cell>
          <table:table-cell table:style-name="ce50" office:value-type="string">
            <text:p>Click on "Réinitialiser" =&gt; Nothing happen, we can't reset the avatar =&gt; Not OK</text:p>
          </table:table-cell>
          <table:table-cell table:number-columns-repeated="244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6"/>
          <table:table-cell table:number-columns-repeated="244"/>
        </table:table-row>
        <table:table-row table:style-name="ro1" table:number-rows-repeated="2">
          <table:table-cell table:style-name="ce56"/>
          <table:table-cell table:style-name="ce61"/>
          <table:table-cell table:style-name="ce67"/>
          <table:table-cell table:style-name="ce50" table:number-columns-repeated="8"/>
          <table:table-cell table:number-columns-repeated="244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6"/>
          <table:table-cell table:number-columns-repeated="244"/>
        </table:table-row>
        <table:table-row table:style-name="ro1" table:number-rows-repeated="2">
          <table:table-cell table:style-name="ce56"/>
          <table:table-cell table:style-name="ce61"/>
          <table:table-cell table:style-name="ce67"/>
          <table:table-cell table:style-name="ce50" table:number-columns-repeated="8"/>
          <table:table-cell table:number-columns-repeated="244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6"/>
          <table:table-cell table:number-columns-repeated="244"/>
        </table:table-row>
        <table:table-row table:style-name="ro1" table:number-rows-repeated="2">
          <table:table-cell table:style-name="ce56"/>
          <table:table-cell table:style-name="ce61"/>
          <table:table-cell table:style-name="ce67"/>
          <table:table-cell table:style-name="ce50" table:number-columns-repeated="8"/>
          <table:table-cell table:number-columns-repeated="244"/>
        </table:table-row>
        <table:table-row table:style-name="ro1" table:number-rows-repeated="2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6"/>
          <table:table-cell table:number-columns-repeated="244"/>
        </table:table-row>
        <table:table-row table:style-name="ro1" table:number-rows-repeated="3">
          <table:table-cell table:style-name="ce56"/>
          <table:table-cell table:style-name="ce61"/>
          <table:table-cell table:style-name="ce67"/>
          <table:table-cell table:style-name="ce50" table:number-columns-repeated="8"/>
          <table:table-cell table:number-columns-repeated="244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/>
          <table:table-cell table:style-name="ce71"/>
          <table:table-cell table:style-name="ce50" table:number-columns-repeated="5"/>
          <table:table-cell table:number-columns-repeated="245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 table:number-columns-repeated="7"/>
          <table:table-cell table:number-columns-repeated="245"/>
        </table:table-row>
        <table:table-row table:style-name="ro1">
          <table:table-cell table:style-name="ce56"/>
          <table:table-cell table:style-name="ce61"/>
          <table:table-cell table:style-name="ce67"/>
          <table:table-cell table:style-name="ce50" table:number-columns-repeated="4"/>
          <table:table-cell table:style-name="ce74"/>
          <table:table-cell table:style-name="ce50" table:number-columns-repeated="2"/>
          <table:table-cell table:number-columns-repeated="245"/>
        </table:table-row>
        <table:table-row table:style-name="ro1" table:number-rows-repeated="322">
          <table:table-cell table:number-columns-repeated="3"/>
          <table:table-cell table:style-name="ce50" table:number-columns-repeated="7"/>
          <table:table-cell table:number-columns-repeated="245"/>
        </table:table-row>
        <table:table-row table:style-name="ro1" table:number-rows-repeated="104822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ce84"/>
        <table:table-column table:style-name="co15" table:default-cell-style-name="ce84"/>
        <table:table-column table:style-name="co16" table:default-cell-style-name="ce84"/>
        <table:table-column table:style-name="co17" table:default-cell-style-name="ce84"/>
        <table:table-column table:style-name="co18" table:default-cell-style-name="ce84"/>
        <table:table-column table:style-name="co8" table:default-cell-style-name="ce84"/>
        <table:table-column table:style-name="co19" table:default-cell-style-name="ce84"/>
        <table:table-column table:style-name="co20" table:default-cell-style-name="ce84"/>
        <table:table-column table:style-name="co8" table:number-columns-repeated="1013" table:default-cell-style-name="ce84"/>
        <table:table-row table:style-name="ro14">
          <table:table-cell/>
          <table:table-cell table:style-name="ce57" office:value-type="string">
            <text:p>TEST CASES</text:p>
          </table:table-cell>
          <table:table-cell table:style-name="ce62"/>
          <table:table-cell table:style-name="ce68" table:number-columns-repeated="2"/>
          <table:table-cell/>
          <table:table-cell table:style-name="ce68" table:number-columns-repeated="2"/>
          <table:table-cell table:style-name="ce75"/>
          <table:table-cell table:style-name="ce78"/>
          <table:table-cell/>
          <table:table-cell table:style-name="ce98" office:value-type="string">
            <text:p>Passed</text:p>
          </table:table-cell>
          <table:table-cell table:style-name="ce98" table:formula="of:=COUNTIF([.L$7:.L$934];[.$L1])" office:value-type="float" office:value="0">
            <text:p>0</text:p>
          </table:table-cell>
          <table:table-cell table:style-name="ce98" table:number-columns-repeated="2"/>
          <table:table-cell table:style-name="ce78" table:number-columns-repeated="215"/>
          <table:table-cell table:style-name="ce88" table:number-columns-repeated="4"/>
          <table:table-cell table:number-columns-repeated="790"/>
        </table:table-row>
        <table:table-row table:style-name="ro14">
          <table:table-cell/>
          <table:table-cell table:style-name="ce58"/>
          <table:table-cell table:style-name="ce63"/>
          <table:table-cell table:style-name="ce68" table:number-columns-repeated="2"/>
          <table:table-cell/>
          <table:table-cell table:style-name="ce68" table:number-columns-repeated="2"/>
          <table:table-cell table:style-name="ce75"/>
          <table:table-cell table:number-columns-repeated="2"/>
          <table:table-cell table:style-name="ce98" office:value-type="string">
            <text:p>Failed</text:p>
          </table:table-cell>
          <table:table-cell table:style-name="ce98" table:formula="of:=COUNTIF([.L$7:.L$934];[.$L2])" office:value-type="float" office:value="0">
            <text:p>0</text:p>
          </table:table-cell>
          <table:table-cell table:style-name="ce98" table:number-columns-repeated="2"/>
          <table:table-cell table:style-name="ce78" table:number-columns-repeated="215"/>
          <table:table-cell table:style-name="ce88" table:number-columns-repeated="4"/>
          <table:table-cell table:number-columns-repeated="790"/>
        </table:table-row>
        <table:table-row table:style-name="ro10">
          <table:table-cell/>
          <table:table-cell table:style-name="ce59" office:value-type="string">
            <text:p>Function List:</text:p>
          </table:table-cell>
          <table:table-cell table:style-name="ce87" office:value-type="string" table:number-columns-spanned="3" table:number-rows-spanned="1">
            <text:p>Bugs on KS 1.2.x for regression test</text:p>
          </table:table-cell>
          <table:covered-table-cell table:style-name="ce69"/>
          <table:covered-table-cell table:style-name="ce65"/>
          <table:table-cell/>
          <table:table-cell table:style-name="ce72"/>
          <table:table-cell table:style-name="ce73"/>
          <table:table-cell table:style-name="ce76"/>
          <table:table-cell table:number-columns-repeated="2"/>
          <table:table-cell table:style-name="ce98" office:value-type="string">
            <text:p>Blocked</text:p>
          </table:table-cell>
          <table:table-cell table:style-name="ce98" table:formula="of:=COUNTIF([.L$7:.L$934];[.$L3])" office:value-type="float" office:value="0">
            <text:p>0</text:p>
          </table:table-cell>
          <table:table-cell table:style-name="ce98" table:number-columns-repeated="2"/>
          <table:table-cell table:style-name="ce78" table:number-columns-repeated="215"/>
          <table:table-cell table:style-name="ce88" table:number-columns-repeated="4"/>
          <table:table-cell table:number-columns-repeated="790"/>
        </table:table-row>
        <table:table-row table:style-name="ro11">
          <table:table-cell/>
          <table:table-cell table:style-name="ce59" office:value-type="string">
            <text:p>Total Main Cases:</text:p>
          </table:table-cell>
          <table:table-cell table:style-name="ce65" table:formula="of:=MAX([.A7:.A917])" office:value-type="float" office:value="18" table:number-columns-spanned="3" table:number-rows-spanned="1">
            <text:p>18</text:p>
          </table:table-cell>
          <table:covered-table-cell table:style-name="ce69"/>
          <table:covered-table-cell table:style-name="ce65"/>
          <table:table-cell/>
          <table:table-cell table:style-name="ce72"/>
          <table:table-cell table:style-name="ce73"/>
          <table:table-cell table:style-name="ce76"/>
          <table:table-cell table:number-columns-repeated="2"/>
          <table:table-cell table:style-name="ce80" office:value-type="string">
            <text:p>Untested</text:p>
          </table:table-cell>
          <table:table-cell table:style-name="ce98" table:formula="of:=COUNTIF([.L$7:.L$934];[.$L4])" office:value-type="float" office:value="0">
            <text:p>0</text:p>
          </table:table-cell>
          <table:table-cell table:style-name="ce98" table:number-columns-repeated="2"/>
          <table:table-cell table:style-name="ce78" table:number-columns-repeated="215"/>
          <table:table-cell table:style-name="ce88" table:number-columns-repeated="4"/>
          <table:table-cell table:number-columns-repeated="790"/>
        </table:table-row>
        <table:table-row table:style-name="ro14">
          <table:table-cell/>
          <table:table-cell table:style-name="ce85"/>
          <table:table-cell table:style-name="ce88"/>
          <table:table-cell table:style-name="ce89" table:number-columns-repeated="2"/>
          <table:table-cell table:style-name="ce89" office:value-type="string">
            <text:p><text:s/></text:p>
          </table:table-cell>
          <table:table-cell table:style-name="ce89" table:number-columns-repeated="2"/>
          <table:table-cell table:style-name="ce93"/>
          <table:table-cell table:number-columns-repeated="2"/>
          <table:table-cell office:value-type="string">
            <text:p>N/A</text:p>
          </table:table-cell>
          <table:table-cell table:style-name="ce98" table:formula="of:=COUNTIF([.L$7:.L$934];[.$L5])" office:value-type="float" office:value="0">
            <text:p>0</text:p>
          </table:table-cell>
          <table:table-cell table:style-name="ce98" table:number-columns-repeated="2"/>
          <table:table-cell table:style-name="ce88" table:number-columns-repeated="219"/>
          <table:table-cell table:number-columns-repeated="790"/>
        </table:table-row>
        <table:table-row table:style-name="ro11">
          <table:table-cell table:style-name="ce55" office:value-type="string">
            <text:p>Case No</text:p>
          </table:table-cell>
          <table:table-cell table:style-name="ce55" office:value-type="string">
            <text:p>Related function</text:p>
          </table:table-cell>
          <table:table-cell table:style-name="ce55" office:value-type="string">
            <text:p>Case ID</text:p>
          </table:table-cell>
          <table:table-cell table:style-name="ce55" office:value-type="string">
            <text:p>Path</text:p>
          </table:table-cell>
          <table:table-cell table:style-name="ce55" office:value-type="string">
            <text:p>Case Description</text:p>
          </table:table-cell>
          <table:table-cell table:style-name="ce55" office:value-type="string">
            <text:p>Step Description</text:p>
          </table:table-cell>
          <table:table-cell table:style-name="ce55" office:value-type="string">
            <text:p>Steps to produce</text:p>
          </table:table-cell>
          <table:table-cell table:style-name="ce55" office:value-type="string">
            <text:p>Expected Output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Bug description</text:p>
          </table:table-cell>
          <table:table-cell table:style-name="ce55"/>
          <table:table-cell table:style-name="ce81" table:number-columns-repeated="7"/>
          <table:table-cell table:style-name="ce82" table:number-columns-repeated="211"/>
          <table:table-cell table:style-name="ce93" table:number-columns-repeated="4"/>
          <table:table-cell table:style-name="ce99" table:number-columns-repeated="21"/>
          <table:table-cell table:number-columns-repeated="769"/>
        </table:table-row>
        <table:table-row table:style-name="ro7">
          <table:table-cell table:style-name="ce56" office:value-type="float" office:value="1">
            <text:p>001</text:p>
          </table:table-cell>
          <table:table-cell table:style-name="ce48" office:value-type="string">
            <text:p>REG_AIO168_KS_FOR_001</text:p>
          </table:table-cell>
          <table:table-cell table:style-name="ce67" office:value-type="float" office:value="1">
            <text:p>001</text:p>
          </table:table-cell>
          <table:table-cell table:style-name="ce90" table:formula="of:=[.B7]" office:value-type="string" office:string-value="REG_AIO168_KS_FOR_001">
            <text:p>REG_AIO168_KS_FOR_001</text:p>
          </table:table-cell>
          <table:table-cell table:style-name="ce90" office:value-type="string">
            <text:p>Check if mini calendar in French</text:p>
          </table:table-cell>
          <table:table-cell table:style-name="ce91" office:value-type="string">
            <text:p>Step 1: Show advanced search form</text:p>
          </table:table-cell>
          <table:table-cell table:style-name="ce91" office:value-type="string">
            <text:p>- Login</text:p>
            <text:p>- Go to Forum</text:p>
            <text:p>- Click on Advanced search icon</text:p>
            <text:p>- Change language in French</text:p>
          </table:table-cell>
          <table:table-cell table:style-name="ce91" office:value-type="string">
            <text:p>Mini calendar is well translated in French</text:p>
          </table:table-cell>
          <table:table-cell table:style-name="ce91" office:value-type="string">
            <text:p>High</text:p>
          </table:table-cell>
          <table:table-cell table:style-name="ce91" office:value-type="string">
            <text:p><text:a xlink:href="https://wiki-int.exoplatform.org/display/exoproducts/CCP-470+KS-3000">CCP-470 KS-3000</text:a></text:p>
          </table:table-cell>
          <table:table-cell table:style-name="ce91" office:value-type="string">
            <text:p>mini calendar is in English format</text:p>
          </table:table-cell>
          <table:table-cell table:number-columns-repeated="1013"/>
        </table:table-row>
        <table:table-row table:style-name="ro15">
          <table:table-cell table:style-name="ce5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8" office:value-type="string">
            <text:p>REG_AIO168_KS_FOR_002</text:p>
          </table:table-cell>
          <table:table-cell table:style-name="ce67" office:value-type="float" office:value="1">
            <text:p>001</text:p>
          </table:table-cell>
          <table:table-cell table:style-name="ce90" table:formula="of:=[.B8]" office:value-type="string" office:string-value="REG_AIO168_KS_FOR_002">
            <text:p>REG_AIO168_KS_FOR_002</text:p>
          </table:table-cell>
          <table:table-cell table:style-name="ce90" office:value-type="string">
            <text:p>Check if some labels in Submit question form are translated in French</text:p>
          </table:table-cell>
          <table:table-cell table:style-name="ce91" office:value-type="string">
            <text:p>Step 1: Open submit question form</text:p>
          </table:table-cell>
          <table:table-cell table:style-name="ce91" office:value-type="string">
            <text:p>- Login</text:p>
            <text:p>- Change language in French</text:p>
            <text:p>- Go to Groups/Answers</text:p>
            <text:p>- Click Submit question</text:p>
            <text:p/>
            <text:p/>
          </table:table-cell>
          <table:table-cell table:style-name="ce91" office:value-type="string">
            <text:p>Label are well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span text:style-name="T5"><text:a xlink:href="https://wiki-int.exoplatform.org/display/exoproducts/CCP-470+KS-3001">CCP-470 KS-3001</text:a></text:span></text:p>
          </table:table-cell>
          <table:table-cell table:style-name="ce91" office:value-type="string">
            <text:p><text:span text:style-name="T3">"Sauver" should be changed to "Enregistrer"</text:span></text:p>
            <text:p><text:span text:style-name="T3"><text:s text:c="6"/></text:span><text:span text:style-name="T3">Values of Language field are not translated in French: English -&gt; anglais; French -&gt; français; default -&gt; défaut</text:span></text:p>
            <text:p><text:span text:style-name="T3"><text:s text:c="6"/></text:span><text:span text:style-name="T3">See attached image</text:span></text:p>
          </table:table-cell>
          <table:table-cell table:number-columns-repeated="1013"/>
        </table:table-row>
        <table:table-row table:style-name="ro16">
          <table:table-cell table:style-name="ce56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8" office:value-type="string">
            <text:p>REG_AIO168_KS_FOR_003</text:p>
          </table:table-cell>
          <table:table-cell table:style-name="ce67" office:value-type="float" office:value="1">
            <text:p>001</text:p>
          </table:table-cell>
          <table:table-cell table:style-name="ce90" table:formula="of:=[.B9]" office:value-type="string" office:string-value="REG_AIO168_KS_FOR_003">
            <text:p>REG_AIO168_KS_FOR_003</text:p>
          </table:table-cell>
          <table:table-cell table:style-name="ce90" office:value-type="string">
            <text:p>Text isn't translated in French notification mail</text:p>
          </table:table-cell>
          <table:table-cell table:style-name="ce91" office:value-type="string">
            <text:p>Step 1: Check notify email while watching a topic</text:p>
          </table:table-cell>
          <table:table-cell table:style-name="ce91" office:value-type="string">
            <text:p>- Login</text:p>
            <text:p>- Change language in French</text:p>
            <text:p>- Go to Forum</text:p>
            <text:p>- Select a Forum (e.g Live demo)</text:p>
            <text:p>- Select a topic (e.g Demo data policy)</text:p>
            <text:p>- Watch this topic</text:p>
            <text:p>- Add a reply in the topic</text:p>
            <text:p>- Check notification email</text:p>
            <text:p/>
          </table:table-cell>
          <table:table-cell table:style-name="ce91" office:value-type="string">
            <text:p>Subject of the email is well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2">CCP-470 KS-3002</text:a> </text:p>
          </table:table-cell>
          <table:table-cell table:style-name="ce91" office:value-type="string">
            <text:p>Subject of the email is "Email notify" --&gt; Not French language.</text:p>
          </table:table-cell>
          <table:table-cell table:number-columns-repeated="1013"/>
        </table:table-row>
        <table:table-row table:style-name="ro15">
          <table:table-cell table:style-name="ce56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8" office:value-type="string">
            <text:p>REG_AIO168_KS_FOR_004</text:p>
          </table:table-cell>
          <table:table-cell table:style-name="ce67" office:value-type="float" office:value="1">
            <text:p>001</text:p>
          </table:table-cell>
          <table:table-cell table:style-name="ce90" table:formula="of:=[.B10]" office:value-type="string" office:string-value="REG_AIO168_KS_FOR_004">
            <text:p>REG_AIO168_KS_FOR_004</text:p>
          </table:table-cell>
          <table:table-cell table:style-name="ce90" office:value-type="string">
            <text:p>Check translation of Add tag in French</text:p>
          </table:table-cell>
          <table:table-cell table:style-name="ce91" office:value-type="string">
            <text:p>Step 1: Check translation of Add tag in French</text:p>
          </table:table-cell>
          <table:table-cell table:style-name="ce91" office:value-type="string">
            <text:p>- Login</text:p>
            <text:p>- Change language to French</text:p>
            <text:p>- Go to Forum page</text:p>
            <text:p>- Select 1 topic</text:p>
            <text:p>- Click on the Tag in action bar</text:p>
          </table:table-cell>
          <table:table-cell table:style-name="ce91" office:value-type="string">
            <text:p>There's Add tag button &amp; it was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 office:value-type="string">
            <text:p>The button is displayed with label “Add tag”</text:p>
          </table:table-cell>
          <table:table-cell table:number-columns-repeated="1013"/>
        </table:table-row>
        <table:table-row table:style-name="ro17">
          <table:table-cell table:style-name="ce56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91" table:formula="of:=[.B11]" office:value-type="string" office:string-value="REG_AIO168_KS_FOR_004">
            <text:p>REG_AIO168_KS_FOR_004</text:p>
          </table:table-cell>
          <table:table-cell table:style-name="ce90" office:value-type="string">
            <text:p>Check if labels in Auto prune are translated in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language to French</text:span></text:p>
            <text:p><text:span text:style-name="T3">- Go to Forum page</text:span></text:p>
            <text:p><text:span text:style-name="T3">- Click Administration</text:span></text:p>
          </table:table-cell>
          <table:table-cell table:style-name="ce91" office:value-type="string">
            <text:p>Administration form is shown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2">
          <table:table-cell table:style-name="ce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91" table:formula="of:=[.B12]" office:value-type="string" office:string-value="REG_AIO168_KS_FOR_004">
            <text:p>REG_AIO168_KS_FOR_004</text:p>
          </table:table-cell>
          <table:table-cell table:style-name="ce91" office:value-type="string">
            <text:p>Check if labels in Auto prune are translated in French</text:p>
          </table:table-cell>
          <table:table-cell table:style-name="ce91" office:value-type="string">
            <text:p>Step 2: Check label in Auto prune</text:p>
          </table:table-cell>
          <table:table-cell table:style-name="ce91" office:value-type="string">
            <text:p>Select Auto prune tab</text:p>
          </table:table-cell>
          <table:table-cell table:style-name="ce91" office:value-type="string">
            <text:p>All labels in this tab are well translated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7">
          <table:table-cell table:style-name="ce56" table:formula="of:=IF(VALUE(MID([.F13];6;FIND(&quot;:&quot;;[.F13];1)-FIND(&quot; &quot;;[.F13];1)-1))&gt;VALUE(MID([.F12];6;FIND(&quot;:&quot;;[.F12];1)-FIND(&quot; &quot;;[.F12];1)-1));&quot;&quot;;MAX([.A$7:.A12])+1)" office:value-type="float" office:value="6">
            <text:p>006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91" table:formula="of:=[.B13]" office:value-type="string" office:string-value="REG_AIO168_KS_FOR_004">
            <text:p>REG_AIO168_KS_FOR_004</text:p>
          </table:table-cell>
          <table:table-cell table:style-name="ce90" office:value-type="string">
            <text:p>Check if labels in Advanced search are translated in French</text:p>
          </table:table-cell>
          <table:table-cell table:style-name="ce91" office:value-type="string">
            <text:p>Step 1: Show advanced search form</text:p>
          </table:table-cell>
          <table:table-cell table:style-name="ce91" office:value-type="string">
            <text:p>- Login</text:p>
            <text:p><text:span text:style-name="T4">- Change language to French</text:span></text:p>
            <text:p>- Go to Forum page</text:p>
            <text:p>- Click Advanced search icon</text:p>
          </table:table-cell>
          <table:table-cell table:style-name="ce91" office:value-type="string">
            <text:p>Advanced search form is shown: all values in Search in are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3">
          <table:table-cell table:style-name="ce56" table:formula="of:=IF(VALUE(MID([.F14];6;FIND(&quot;:&quot;;[.F14];1)-FIND(&quot; &quot;;[.F14];1)-1))&gt;VALUE(MID([.F13];6;FIND(&quot;:&quot;;[.F13];1)-FIND(&quot; &quot;;[.F13];1)-1));&quot;&quot;;MAX([.A$7:.A13])+1)" office:value-type="float" office:value="7">
            <text:p>007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1" table:formula="of:=[.B14]" office:value-type="string" office:string-value="REG_AIO168_KS_FOR_004">
            <text:p>REG_AIO168_KS_FOR_004</text:p>
          </table:table-cell>
          <table:table-cell table:style-name="ce90" office:value-type="string">
            <text:p>Check if tooltip of auto prune is translated in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language to French</text:span></text:p>
            <text:p><text:span text:style-name="T3">- Go to Forum page</text:span></text:p>
            <text:p><text:span text:style-name="T3">- Click Administration</text:span></text:p>
            <text:p><text:span text:style-name="T3">- Select Auto prune tab</text:span></text:p>
            <text:p><text:span text:style-name="T3">- Move mouse on Prune Setting icon in action column</text:span></text:p>
          </table:table-cell>
          <table:table-cell table:style-name="ce91" office:value-type="string">
            <text:p>The tooltip is shown &amp;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56" table:formula="of:=IF(VALUE(MID([.F15];6;FIND(&quot;:&quot;;[.F15];1)-FIND(&quot; &quot;;[.F15];1)-1))&gt;VALUE(MID([.F14];6;FIND(&quot;:&quot;;[.F14];1)-FIND(&quot; &quot;;[.F14];1)-1));&quot;&quot;;MAX([.A$7:.A14])+1)" office:value-type="float" office:value="8">
            <text:p>008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91" table:formula="of:=[.B15]" office:value-type="string" office:string-value="REG_AIO168_KS_FOR_004">
            <text:p>REG_AIO168_KS_FOR_004</text:p>
          </table:table-cell>
          <table:table-cell table:style-name="ce90" office:value-type="string">
            <text:p>Check if label of Cancel button in IP Bans is translated in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language to French</text:span></text:p>
            <text:p><text:span text:style-name="T3">- Go to Forum page</text:span></text:p>
            <text:p><text:span text:style-name="T3">- Click Administration</text:span></text:p>
            <text:p><text:span text:style-name="T3">- Select IP Bans tab</text:span></text:p>
          </table:table-cell>
          <table:table-cell table:style-name="ce91" office:value-type="string">
            <text:p>There's Cancel button &amp; it is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56" table:formula="of:=IF(VALUE(MID([.F16];6;FIND(&quot;:&quot;;[.F16];1)-FIND(&quot; &quot;;[.F16];1)-1))&gt;VALUE(MID([.F15];6;FIND(&quot;:&quot;;[.F15];1)-FIND(&quot; &quot;;[.F15];1)-1));&quot;&quot;;MAX([.A$7:.A15])+1)" office:value-type="float" office:value="9">
            <text:p>009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table:style-name="ce91" table:formula="of:=[.B16]" office:value-type="string" office:string-value="REG_AIO168_KS_FOR_004">
            <text:p>REG_AIO168_KS_FOR_004</text:p>
          </table:table-cell>
          <table:table-cell table:style-name="ce90" office:value-type="string">
            <text:p>Check if labels in BB code tab are translated to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language to French</text:span></text:p>
            <text:p><text:span text:style-name="T3">- Go to Forum page</text:span></text:p>
            <text:p><text:span text:style-name="T3">- Click Administration</text:span></text:p>
            <text:p><text:span text:style-name="T3">- Select BB Codes tab</text:span></text:p>
          </table:table-cell>
          <table:table-cell table:style-name="ce91" office:value-type="string">
            <text:p>All labels in this tab are well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5">
          <table:table-cell table:style-name="ce56" table:formula="of:=IF(VALUE(MID([.F17];6;FIND(&quot;:&quot;;[.F17];1)-FIND(&quot; &quot;;[.F17];1)-1))&gt;VALUE(MID([.F16];6;FIND(&quot;:&quot;;[.F16];1)-FIND(&quot; &quot;;[.F16];1)-1));&quot;&quot;;MAX([.A$7:.A16])+1)" office:value-type="float" office:value="10">
            <text:p>010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7];6;FIND(&quot;:&quot;;[.F17];1)-FIND(&quot; &quot;;[.F17];1)-1))&gt;VALUE(MID([.F16];6;FIND(&quot;:&quot;;[.F16];1)-FIND(&quot; &quot;;[.F16];1)-1));[.C16];[.C16]+1)" office:value-type="float" office:value="7">
            <text:p>007</text:p>
          </table:table-cell>
          <table:table-cell table:style-name="ce91" table:formula="of:=[.B17]" office:value-type="string" office:string-value="REG_AIO168_KS_FOR_004">
            <text:p>REG_AIO168_KS_FOR_004</text:p>
          </table:table-cell>
          <table:table-cell table:style-name="ce90" office:value-type="string">
            <text:p>Check if labels of button in topic Type are translated in French</text:p>
          </table:table-cell>
          <table:table-cell table:style-name="ce91" office:value-type="string">
            <text:p>Step 1: Show Admin form</text:p>
          </table:table-cell>
          <table:table-cell table:style-name="ce91" office:value-type="string">
            <text:p><text:span text:style-name="T3">- Login</text:span></text:p>
            <text:p><text:span text:style-name="T3">- Change language to French</text:span></text:p>
            <text:p><text:span text:style-name="T3">- Go to Forum page</text:span></text:p>
            <text:p><text:span text:style-name="T3">- Click Administration</text:span></text:p>
            <text:p><text:span text:style-name="T3">- Select Topic type tab</text:span></text:p>
            <text:p><text:span text:style-name="T3">- Click Add topic type</text:span></text:p>
          </table:table-cell>
          <table:table-cell table:style-name="ce91" office:value-type="string">
            <text:p>All labels in this tab are well translated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5">
          <table:table-cell table:style-name="ce56" table:formula="of:=IF(VALUE(MID([.F18];6;FIND(&quot;:&quot;;[.F18];1)-FIND(&quot; &quot;;[.F18];1)-1))&gt;VALUE(MID([.F17];6;FIND(&quot;:&quot;;[.F17];1)-FIND(&quot; &quot;;[.F17];1)-1));&quot;&quot;;MAX([.A$7:.A17])+1)" office:value-type="float" office:value="11">
            <text:p>011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8];6;FIND(&quot;:&quot;;[.F18];1)-FIND(&quot; &quot;;[.F18];1)-1))&gt;VALUE(MID([.F17];6;FIND(&quot;:&quot;;[.F17];1)-FIND(&quot; &quot;;[.F17];1)-1));[.C17];[.C17]+1)" office:value-type="float" office:value="8">
            <text:p>008</text:p>
          </table:table-cell>
          <table:table-cell table:style-name="ce91" table:formula="of:=[.B18]" office:value-type="string" office:string-value="REG_AIO168_KS_FOR_004">
            <text:p>REG_AIO168_KS_FOR_004</text:p>
          </table:table-cell>
          <table:table-cell table:style-name="ce90" office:value-type="string">
            <text:p>Check if labels in Move topic form are translated in French</text:p>
          </table:table-cell>
          <table:table-cell table:style-name="ce91" office:value-type="string">
            <text:p>Step 1: Show a topic</text:p>
          </table:table-cell>
          <table:table-cell table:style-name="ce91" office:value-type="string">
            <text:p><text:span text:style-name="T3">- Login</text:span></text:p>
            <text:p><text:span text:style-name="T3">- Change language to French</text:span></text:p>
            <text:p><text:span text:style-name="T3">- Go to Forum page</text:span></text:p>
            <text:p><text:span text:style-name="T3">- Click Administration</text:span></text:p>
            <text:p><text:span text:style-name="T3">- Select Topic type tab</text:span></text:p>
            <text:p><text:span text:style-name="T3">- Click Add topic type</text:span></text:p>
          </table:table-cell>
          <table:table-cell table:style-name="ce91" office:value-type="string">
            <text:p>All labels in this tab are well translated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3">
          <table:table-cell table:style-name="ce56" table:formula="of:=IF(VALUE(MID([.F19];6;FIND(&quot;:&quot;;[.F19];1)-FIND(&quot; &quot;;[.F19];1)-1))&gt;VALUE(MID([.F18];6;FIND(&quot;:&quot;;[.F18];1)-FIND(&quot; &quot;;[.F18];1)-1));&quot;&quot;;MAX([.A$7:.A18])+1)" office:value-type="float" office:value="12">
            <text:p>012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19];6;FIND(&quot;:&quot;;[.F19];1)-FIND(&quot; &quot;;[.F19];1)-1))&gt;VALUE(MID([.F18];6;FIND(&quot;:&quot;;[.F18];1)-FIND(&quot; &quot;;[.F18];1)-1));[.C18];[.C18]+1)" office:value-type="float" office:value="9">
            <text:p>009</text:p>
          </table:table-cell>
          <table:table-cell table:style-name="ce91" table:formula="of:=[.B19]" office:value-type="string" office:string-value="REG_AIO168_KS_FOR_004">
            <text:p>REG_AIO168_KS_FOR_004</text:p>
          </table:table-cell>
          <table:table-cell table:style-name="ce90" office:value-type="string">
            <text:p>Check if tooltip of Add topic type icon is translated in French</text:p>
          </table:table-cell>
          <table:table-cell table:style-name="ce91" office:value-type="string">
            <text:p>Step 1: Add new topic</text:p>
          </table:table-cell>
          <table:table-cell table:style-name="ce91" office:value-type="string">
            <text:p>- Login</text:p>
            <text:p>- Change language to French</text:p>
            <text:p>- Choose a forum</text:p>
            <text:p>- Click Add topic</text:p>
            <text:p>- Select Option tab</text:p>
            <text:p>- Move mouse over the + icon to add topic type</text:p>
          </table:table-cell>
          <table:table-cell table:style-name="ce91" office:value-type="string">
            <text:p>The tooltip Add topic type is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8">
          <table:table-cell table:style-name="ce56" table:formula="of:=IF(VALUE(MID([.F20];6;FIND(&quot;:&quot;;[.F20];1)-FIND(&quot; &quot;;[.F20];1)-1))&gt;VALUE(MID([.F19];6;FIND(&quot;:&quot;;[.F19];1)-FIND(&quot; &quot;;[.F19];1)-1));&quot;&quot;;MAX([.A$7:.A19])+1)" office:value-type="float" office:value="13">
            <text:p>013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0];6;FIND(&quot;:&quot;;[.F20];1)-FIND(&quot; &quot;;[.F20];1)-1))&gt;VALUE(MID([.F19];6;FIND(&quot;:&quot;;[.F19];1)-FIND(&quot; &quot;;[.F19];1)-1));[.C19];[.C19]+1)" office:value-type="float" office:value="10">
            <text:p>010</text:p>
          </table:table-cell>
          <table:table-cell table:style-name="ce91" table:formula="of:=[.B20]" office:value-type="string" office:string-value="REG_AIO168_KS_FOR_004">
            <text:p>REG_AIO168_KS_FOR_004</text:p>
          </table:table-cell>
          <table:table-cell table:style-name="ce90" office:value-type="string">
            <text:p>Check if tooltip of Select membership icon is translated in French</text:p>
          </table:table-cell>
          <table:table-cell table:style-name="ce91" office:value-type="string">
            <text:p>Step 1: Add new topic</text:p>
          </table:table-cell>
          <table:table-cell table:style-name="ce91" office:value-type="string">
            <text:p>- Login</text:p>
            <text:p>- Change language to French</text:p>
            <text:p>- Choose a forum</text:p>
            <text:p>- Click Add topic</text:p>
            <text:p>- Select Permission tab</text:p>
            <text:p>- Move mouse over the + icon to select membership type for Participant</text:p>
          </table:table-cell>
          <table:table-cell table:style-name="ce91" office:value-type="string">
            <text:p>The tooltip <text:s/>is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5">
          <table:table-cell table:style-name="ce56" table:formula="of:=IF(VALUE(MID([.F21];6;FIND(&quot;:&quot;;[.F21];1)-FIND(&quot; &quot;;[.F21];1)-1))&gt;VALUE(MID([.F20];6;FIND(&quot;:&quot;;[.F20];1)-FIND(&quot; &quot;;[.F20];1)-1));&quot;&quot;;MAX([.A$7:.A20])+1)" office:value-type="float" office:value="14">
            <text:p>014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1];6;FIND(&quot;:&quot;;[.F21];1)-FIND(&quot; &quot;;[.F21];1)-1))&gt;VALUE(MID([.F20];6;FIND(&quot;:&quot;;[.F20];1)-FIND(&quot; &quot;;[.F20];1)-1));[.C20];[.C20]+1)" office:value-type="float" office:value="11">
            <text:p>011</text:p>
          </table:table-cell>
          <table:table-cell table:style-name="ce91" table:formula="of:=[.B21]" office:value-type="string" office:string-value="REG_AIO168_KS_FOR_004">
            <text:p>REG_AIO168_KS_FOR_004</text:p>
          </table:table-cell>
          <table:table-cell table:style-name="ce90" office:value-type="string">
            <text:p>Check if date time in Prune setting are translated in French</text:p>
          </table:table-cell>
          <table:table-cell table:style-name="ce91" office:value-type="string">
            <text:p>Step 1: Auto prune setting</text:p>
          </table:table-cell>
          <table:table-cell table:style-name="ce91" office:value-type="string">
            <text:p><text:span text:style-name="T3">- Login</text:span></text:p>
            <text:p><text:span text:style-name="T3">- Change language to French</text:span></text:p>
            <text:p><text:span text:style-name="T3">- Click Administration in Forum page</text:span></text:p>
            <text:p><text:span text:style-name="T3">- Select Auto prune tab</text:span></text:p>
            <text:p><text:span text:style-name="T3">- Click Prune setting icon</text:span></text:p>
          </table:table-cell>
          <table:table-cell table:style-name="ce91" office:value-type="string">
            <text:p>In Prune setting form: days, weeks, months are translat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56" table:formula="of:=IF(VALUE(MID([.F22];6;FIND(&quot;:&quot;;[.F22];1)-FIND(&quot; &quot;;[.F22];1)-1))&gt;VALUE(MID([.F21];6;FIND(&quot;:&quot;;[.F21];1)-FIND(&quot; &quot;;[.F21];1)-1));&quot;&quot;;MAX([.A$7:.A21])+1)" office:value-type="float" office:value="15">
            <text:p>015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2];6;FIND(&quot;:&quot;;[.F22];1)-FIND(&quot; &quot;;[.F22];1)-1))&gt;VALUE(MID([.F21];6;FIND(&quot;:&quot;;[.F21];1)-FIND(&quot; &quot;;[.F21];1)-1));[.C21];[.C21]+1)" office:value-type="float" office:value="12">
            <text:p>012</text:p>
          </table:table-cell>
          <table:table-cell table:style-name="ce91" table:formula="of:=[.B22]" office:value-type="string" office:string-value="REG_AIO168_KS_FOR_004">
            <text:p>REG_AIO168_KS_FOR_004</text:p>
          </table:table-cell>
          <table:table-cell table:style-name="ce90" office:value-type="string">
            <text:p>Check if labels in Topic type tab are translated in French</text:p>
          </table:table-cell>
          <table:table-cell table:style-name="ce91" office:value-type="string">
            <text:p>Step 1: Show topic type tab</text:p>
          </table:table-cell>
          <table:table-cell table:style-name="ce91" office:value-type="string">
            <text:p><text:span text:style-name="T3">- Login</text:span></text:p>
            <text:p><text:span text:style-name="T3">- Change language to French</text:span></text:p>
            <text:p><text:span text:style-name="T3">- Click Administration in Forum page</text:span></text:p>
            <text:p><text:span text:style-name="T3">- Select Topic type tab</text:span></text:p>
          </table:table-cell>
          <table:table-cell table:style-name="ce91" office:value-type="string">
            <text:p>All labels in this tab are well translated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7">
          <table:table-cell table:style-name="ce56" table:formula="of:=IF(VALUE(MID([.F23];6;FIND(&quot;:&quot;;[.F23];1)-FIND(&quot; &quot;;[.F23];1)-1))&gt;VALUE(MID([.F22];6;FIND(&quot;:&quot;;[.F22];1)-FIND(&quot; &quot;;[.F22];1)-1));&quot;&quot;;MAX([.A$7:.A22])+1)" office:value-type="float" office:value="16">
            <text:p>016</text:p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3];6;FIND(&quot;:&quot;;[.F23];1)-FIND(&quot; &quot;;[.F23];1)-1))&gt;VALUE(MID([.F22];6;FIND(&quot;:&quot;;[.F22];1)-FIND(&quot; &quot;;[.F22];1)-1));[.C22];[.C22]+1)" office:value-type="float" office:value="13">
            <text:p>013</text:p>
          </table:table-cell>
          <table:table-cell table:style-name="ce91" table:formula="of:=[.B23]" office:value-type="string" office:string-value="REG_AIO168_KS_FOR_004">
            <text:p>REG_AIO168_KS_FOR_004</text:p>
          </table:table-cell>
          <table:table-cell table:style-name="ce90" office:value-type="string">
            <text:p>Check if message after unwatch a topic is translated in French</text:p>
          </table:table-cell>
          <table:table-cell table:style-name="ce91" office:value-type="string">
            <text:p>Step 1: Watch a topic</text:p>
          </table:table-cell>
          <table:table-cell table:style-name="ce91" office:value-type="string">
            <text:p><text:span text:style-name="T4">- Login</text:span></text:p>
            <text:p><text:span text:style-name="T4">- Change language to French</text:span></text:p>
            <text:p><text:span text:style-name="T4">- Select a topic</text:span></text:p>
            <text:p><text:span text:style-name="T4">- Click Watch</text:span></text:p>
          </table:table-cell>
          <table:table-cell table:style-name="ce91" office:value-type="string">
            <text:p>Watch successfully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2">
          <table:table-cell table:style-name="ce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6" office:value-type="string">
            <text:p>REG_AIO168_KS_FOR_004</text:p>
          </table:table-cell>
          <table:table-cell table:style-name="ce67" table:formula="of:=IF(VALUE(MID([.F24];6;FIND(&quot;:&quot;;[.F24];1)-FIND(&quot; &quot;;[.F24];1)-1))&gt;VALUE(MID([.F23];6;FIND(&quot;:&quot;;[.F23];1)-FIND(&quot; &quot;;[.F23];1)-1));[.C23];[.C23]+1)" office:value-type="float" office:value="13">
            <text:p>013</text:p>
          </table:table-cell>
          <table:table-cell table:style-name="ce91" table:formula="of:=[.B24]" office:value-type="string" office:string-value="REG_AIO168_KS_FOR_004">
            <text:p>REG_AIO168_KS_FOR_004</text:p>
          </table:table-cell>
          <table:table-cell table:style-name="ce91" office:value-type="string">
            <text:p>Check if message after unwatch a topic is translated in French</text:p>
          </table:table-cell>
          <table:table-cell table:style-name="ce91" office:value-type="string">
            <text:p>Step 2: Unwatch topic</text:p>
          </table:table-cell>
          <table:table-cell table:style-name="ce91" office:value-type="string">
            <text:p>Click Unwatch</text:p>
          </table:table-cell>
          <table:table-cell table:style-name="ce91" office:value-type="string">
            <text:p>A message is shown to alert user unwatch the topic, it is displayed in French</text:p>
          </table:table-cell>
          <table:table-cell table:style-name="ce91" office:value-type="string">
            <text:p>High</text:p>
          </table:table-cell>
          <table:table-cell table:style-name="ce95" office:value-type="string">
            <text:p><text:a xlink:href="https://wiki-int.exoplatform.org/display/exoproducts/CCP-470+KS-3003">CCP-470 KS-3003</text:a></text:p>
          </table:table-cell>
          <table:table-cell table:style-name="ce91"/>
          <table:table-cell table:number-columns-repeated="1013"/>
        </table:table-row>
        <table:table-row table:style-name="ro12">
          <table:table-cell table:style-name="ce56" table:formula="of:=IF(VALUE(MID([.F25];6;FIND(&quot;:&quot;;[.F25];1)-FIND(&quot; &quot;;[.F25];1)-1))&gt;VALUE(MID([.F24];6;FIND(&quot;:&quot;;[.F24];1)-FIND(&quot; &quot;;[.F24];1)-1));&quot;&quot;;MAX([.A$7:.A24])+1)" office:value-type="float" office:value="17">
            <text:p>017</text:p>
          </table:table-cell>
          <table:table-cell table:style-name="ce48" office:value-type="string">
            <text:p>REG_AIO168_KS_FOR_005</text:p>
          </table:table-cell>
          <table:table-cell table:style-name="ce67" office:value-type="float" office:value="1">
            <text:p>001</text:p>
          </table:table-cell>
          <table:table-cell table:style-name="ce90" table:formula="of:=[.B25]" office:value-type="string" office:string-value="REG_AIO168_KS_FOR_005">
            <text:p>REG_AIO168_KS_FOR_005</text:p>
          </table:table-cell>
          <table:table-cell table:style-name="ce90" office:value-type="string">
            <text:p>Check showing text in French in Forum</text:p>
          </table:table-cell>
          <table:table-cell table:style-name="ce92" office:value-type="string">
            <text:p>Step 1: Check Forum Home page</text:p>
          </table:table-cell>
          <table:table-cell table:style-name="ce92" office:value-type="string">
            <text:p>- Go to Forum page</text:p>
            <text:p>- Change language to French</text:p>
          </table:table-cell>
          <table:table-cell table:style-name="ce92" office:value-type="string">
            <text:p>"Discussions" and "Messages" are well displayed</text:p>
          </table:table-cell>
          <table:table-cell table:style-name="ce94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"Discussions" and "Messages" exceeds the cell borders</text:p>
          </table:table-cell>
          <table:table-cell table:number-columns-repeated="1013"/>
        </table:table-row>
        <table:table-row table:style-name="ro12">
          <table:table-cell table:style-name="ce5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1" table:formula="of:=[.B26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2: Check View all post of user form</text:p>
          </table:table-cell>
          <table:table-cell table:style-name="ce92" office:value-type="string">
            <text:p>Click on an username in Last posts and select All post by xxx</text:p>
          </table:table-cell>
          <table:table-cell table:style-name="ce92" office:value-type="string">
            <text:p>Post by user form is shown: Supprimer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5">
          <table:table-cell table:style-name="ce5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table:formula="of:=[.B27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3: Check View all post of user form</text:p>
          </table:table-cell>
          <table:table-cell table:style-name="ce92" office:value-type="string">
            <text:p>- Login by admin</text:p>
            <text:p>- Change language to French</text:p>
            <text:p>- Click Users</text:p>
            <text:p>- Click icon to Edit Profile of an user from list</text:p>
            <text:p>- Select Topics tab</text:p>
          </table:table-cell>
          <table:table-cell table:style-name="ce92" office:value-type="string">
            <text:p>Post by user form is shown: Supprimer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7">
          <table:table-cell table:style-name="ce5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table:formula="of:=[.B28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4: Check View all post of user form</text:p>
          </table:table-cell>
          <table:table-cell table:style-name="ce92" office:value-type="string">
            <text:p>- View a topic</text:p>
            <text:p>- Click on username who added specific post &amp; select All post by xxx</text:p>
          </table:table-cell>
          <table:table-cell table:style-name="ce92" office:value-type="string">
            <text:p>Post by user form is shown: Supprimer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2">
          <table:table-cell table:style-name="ce5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table:formula="of:=[.B29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5: Check showing Responses </text:p>
          </table:table-cell>
          <table:table-cell table:style-name="ce92" office:value-type="string">
            <text:p>- Select a forum</text:p>
          </table:table-cell>
          <table:table-cell table:style-name="ce92" office:value-type="string">
            <text:p>Réponses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7" office:value-type="string">
            <text:p>Select a forum: "Réponses" overlaps the combo box icon</text:p>
          </table:table-cell>
          <table:table-cell table:number-columns-repeated="1013"/>
        </table:table-row>
        <table:table-row table:style-name="ro17">
          <table:table-cell table:style-name="ce5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6" office:value-type="string">
            <text:p>REG_AIO168_KS_FOR_005</text:p>
          </table:table-cell>
          <table:table-cell table:style-name="ce6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1" table:formula="of:=[.B30]" office:value-type="string" office:string-value="REG_AIO168_KS_FOR_005">
            <text:p>REG_AIO168_KS_FOR_005</text:p>
          </table:table-cell>
          <table:table-cell table:style-name="ce91" office:value-type="string">
            <text:p>Check showing text in French in Forum</text:p>
          </table:table-cell>
          <table:table-cell table:style-name="ce92" office:value-type="string">
            <text:p>Step 6: Check showing Supprimer</text:p>
          </table:table-cell>
          <table:table-cell table:style-name="ce92" office:value-type="string">
            <text:p>- Click Administration, select IP Bans tab:</text:p>
            <text:p>- Click Posts link of an existing IP</text:p>
          </table:table-cell>
          <table:table-cell table:style-name="ce92" office:value-type="string">
            <text:p>"Supprimer" is well displayed</text:p>
          </table:table-cell>
          <table:table-cell table:style-name="ce91" office:value-type="string">
            <text:p>High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92" office:value-type="string">
            <text:p>"Supprimer" exceeds the border</text:p>
          </table:table-cell>
          <table:table-cell table:number-columns-repeated="1013"/>
        </table:table-row>
        <table:table-row table:style-name="ro12">
          <table:table-cell table:style-name="ce56" table:formula="of:=IF(VALUE(MID([.F31];6;FIND(&quot;:&quot;;[.F31];1)-FIND(&quot; &quot;;[.F31];1)-1))&gt;VALUE(MID([.F30];6;FIND(&quot;:&quot;;[.F30];1)-FIND(&quot; &quot;;[.F30];1)-1));&quot;&quot;;MAX([.A$7:.A30])+1)" office:value-type="float" office:value="18">
            <text:p>018</text:p>
          </table:table-cell>
          <table:table-cell table:style-name="ce48" office:value-type="string">
            <text:p>REG_AIO168_KS_FOR_006</text:p>
          </table:table-cell>
          <table:table-cell table:style-name="ce67" office:value-type="float" office:value="1">
            <text:p>001</text:p>
          </table:table-cell>
          <table:table-cell table:style-name="ce90" table:formula="of:=[.B31]" office:value-type="string" office:string-value="REG_AIO168_KS_FOR_006">
            <text:p>REG_AIO168_KS_FOR_006</text:p>
          </table:table-cell>
          <table:table-cell table:style-name="ce90" office:value-type="string">
            <text:p>Check showing datetime format in search result in Answer</text:p>
          </table:table-cell>
          <table:table-cell table:style-name="ce92" office:value-type="string">
            <text:p>Step 1: Add page</text:p>
          </table:table-cell>
          <table:table-cell table:style-name="ce92" office:value-type="string">
            <text:p>Create a page that contains the FAQ answers portlet.</text:p>
          </table:table-cell>
          <table:table-cell table:style-name="ce92" office:value-type="string">
            <text:p>New page is added</text:p>
          </table:table-cell>
          <table:table-cell table:style-name="ce91" office:value-type="string">
            <text:p>Low</text:p>
          </table:table-cell>
          <table:table-cell table:style-name="ce96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91"/>
          <table:table-cell table:number-columns-repeated="1013"/>
        </table:table-row>
        <table:table-row table:style-name="ro12">
          <table:table-cell table:style-name="ce5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6" office:value-type="string">
            <text:p>REG_AIO168_KS_FOR_006</text:p>
          </table:table-cell>
          <table:table-cell table:style-name="ce67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table:formula="of:=[.B32]" office:value-type="string" office:string-value="REG_AIO168_KS_FOR_006">
            <text:p>REG_AIO168_KS_FOR_006</text:p>
          </table:table-cell>
          <table:table-cell table:style-name="ce91" office:value-type="string">
            <text:p>Check showing datetime format in search result in Answer</text:p>
          </table:table-cell>
          <table:table-cell table:style-name="ce92" office:value-type="string">
            <text:p>Step 2: Submit a question</text:p>
          </table:table-cell>
          <table:table-cell table:style-name="ce92" office:value-type="string">
            <text:p>- Click Submit Question</text:p>
            <text:p>- Put needed values</text:p>
            <text:p>- Click Save</text:p>
          </table:table-cell>
          <table:table-cell table:style-name="ce92" office:value-type="string">
            <text:p>New question is added</text:p>
          </table:table-cell>
          <table:table-cell table:style-name="ce91" office:value-type="string">
            <text:p>Low</text:p>
          </table:table-cell>
          <table:table-cell table:style-name="ce96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91"/>
          <table:table-cell table:number-columns-repeated="1013"/>
        </table:table-row>
        <table:table-row table:style-name="ro15">
          <table:table-cell table:style-name="ce5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6" office:value-type="string">
            <text:p>REG_AIO168_KS_FOR_006</text:p>
          </table:table-cell>
          <table:table-cell table:style-name="ce67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table:formula="of:=[.B33]" office:value-type="string" office:string-value="REG_AIO168_KS_FOR_006">
            <text:p>REG_AIO168_KS_FOR_006</text:p>
          </table:table-cell>
          <table:table-cell table:style-name="ce91" office:value-type="string">
            <text:p>Check showing datetime format in search result in Answer</text:p>
          </table:table-cell>
          <table:table-cell table:style-name="ce91" office:value-type="string">
            <text:p>Step 3: Search</text:p>
          </table:table-cell>
          <table:table-cell table:style-name="ce91" office:value-type="string">
            <text:p>In advanced search try to find this question by its name.</text:p>
          </table:table-cell>
          <table:table-cell table:style-name="ce91" office:value-type="string">
            <text:p>In search result date time will be displayed with format dd/mmm/yyyy</text:p>
            <text:p>For example: 14/Sep/2010 in English and 14/sept./2010 in French.</text:p>
          </table:table-cell>
          <table:table-cell table:style-name="ce91" office:value-type="string">
            <text:p>Low</text:p>
          </table:table-cell>
          <table:table-cell table:style-name="ce96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91" office:value-type="string">
            <text:p>current format is "MM/dd/yyyy "</text:p>
          </table:table-cell>
          <table:table-cell table:number-columns-repeated="1013"/>
        </table:table-row>
        <table:table-row table:style-name="ro1">
          <table:table-cell table:style-name="ce56"/>
          <table:table-cell table:style-name="ce48"/>
          <table:table-cell table:style-name="ce67"/>
          <table:table-cell table:style-name="ce90" table:number-columns-repeated="2"/>
          <table:table-cell table:style-name="ce91" table:number-columns-repeated="4"/>
          <table:table-cell table:style-name="ce96"/>
          <table:table-cell table:style-name="ce91"/>
          <table:table-cell table:number-columns-repeated="1013"/>
        </table:table-row>
        <table:table-row table:style-name="ro1" table:number-rows-repeated="3">
          <table:table-cell table:style-name="ce56"/>
          <table:table-cell table:style-name="ce86"/>
          <table:table-cell table:style-name="ce67"/>
          <table:table-cell table:style-name="ce91" table:number-columns-repeated="6"/>
          <table:table-cell table:style-name="ce95"/>
          <table:table-cell table:style-name="ce91"/>
          <table:table-cell table:number-columns-repeated="1013"/>
        </table:table-row>
        <table:table-row table:style-name="ro1">
          <table:table-cell table:style-name="ce56"/>
          <table:table-cell table:style-name="ce48"/>
          <table:table-cell table:style-name="ce67"/>
          <table:table-cell table:style-name="ce90" table:number-columns-repeated="2"/>
          <table:table-cell table:style-name="ce91" table:number-columns-repeated="4"/>
          <table:table-cell table:style-name="ce96"/>
          <table:table-cell table:style-name="ce91"/>
          <table:table-cell table:number-columns-repeated="1013"/>
        </table:table-row>
        <table:table-row table:style-name="ro1" table:number-rows-repeated="2">
          <table:table-cell table:style-name="ce56"/>
          <table:table-cell table:style-name="ce86"/>
          <table:table-cell table:style-name="ce67"/>
          <table:table-cell table:style-name="ce91" table:number-columns-repeated="6"/>
          <table:table-cell table:style-name="ce95"/>
          <table:table-cell table:style-name="ce91"/>
          <table:table-cell table:number-columns-repeated="1013"/>
        </table:table-row>
        <table:table-row table:style-name="ro1" table:number-rows-repeated="27">
          <table:table-cell table:number-columns-repeated="2"/>
          <table:table-cell table:style-name="ce67"/>
          <table:table-cell/>
          <table:table-cell table:style-name="ce91" table:number-columns-repeated="5"/>
          <table:table-cell table:style-name="ce95"/>
          <table:table-cell table:style-name="ce91"/>
          <table:table-cell table:number-columns-repeated="1013"/>
        </table:table-row>
        <table:table-row table:style-name="ro1" table:number-rows-repeated="7">
          <table:table-cell table:number-columns-repeated="2"/>
          <table:table-cell table:style-name="ce67"/>
          <table:table-cell table:number-columns-repeated="2"/>
          <table:table-cell table:style-name="ce91" table:number-columns-repeated="4"/>
          <table:table-cell table:style-name="ce95"/>
          <table:table-cell table:style-name="ce91"/>
          <table:table-cell table:number-columns-repeated="1013"/>
        </table:table-row>
        <table:table-row table:style-name="ro1" table:number-rows-repeated="6">
          <table:table-cell table:number-columns-repeated="2"/>
          <table:table-cell table:style-name="ce67"/>
          <table:table-cell table:number-columns-repeated="5"/>
          <table:table-cell table:style-name="ce91"/>
          <table:table-cell table:style-name="ce95"/>
          <table:table-cell table:style-name="ce91"/>
          <table:table-cell table:number-columns-repeated="1013"/>
        </table:table-row>
        <table:table-row table:style-name="ro1" table:number-rows-repeated="8">
          <table:table-cell table:number-columns-repeated="2"/>
          <table:table-cell table:style-name="ce67"/>
          <table:table-cell table:number-columns-repeated="5"/>
          <table:table-cell table:style-name="ce91"/>
          <table:table-cell table:style-name="ce95"/>
          <table:table-cell table:number-columns-repeated="1014"/>
        </table:table-row>
        <table:table-row table:style-name="ro1" table:number-rows-repeated="49">
          <table:table-cell table:number-columns-repeated="2"/>
          <table:table-cell table:style-name="ce67"/>
          <table:table-cell table:number-columns-repeated="5"/>
          <table:table-cell table:style-name="ce91"/>
          <table:table-cell table:number-columns-repeated="1015"/>
        </table:table-row>
        <table:table-row table:style-name="ro1" table:number-rows-repeated="19">
          <table:table-cell table:number-columns-repeated="8"/>
          <table:table-cell table:style-name="ce91"/>
          <table:table-cell table:number-columns-repeated="1015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50" table:default-cell-style-name="Default"/>
        <table:table-row table:style-name="ro19">
          <table:table-cell table:style-name="ce100" office:value-type="string" table:number-columns-spanned="4" table:number-rows-spanned="2">
            <text:p>KS Regression Tests List in AIO</text:p>
          </table:table-cell>
          <table:covered-table-cell table:style-name="ce100"/>
          <table:covered-table-cell table:style-name="ce100"/>
          <table:covered-table-cell table:style-name="ce107"/>
          <table:table-cell table:style-name="ce107"/>
          <table:table-cell table:style-name="ce106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19">
          <table:covered-table-cell table:style-name="ce101"/>
          <table:covered-table-cell table:style-name="ce101"/>
          <table:covered-table-cell table:style-name="ce101"/>
          <table:covered-table-cell table:style-name="ce107"/>
          <table:table-cell table:style-name="ce107"/>
          <table:covered-table-cell table:style-name="ce111"/>
          <table:table-cell table:number-columns-repeated="250"/>
        </table:table-row>
        <table:table-row table:style-name="ro20">
          <table:table-cell table:style-name="ce102" office:value-type="string">
            <text:p>Id</text:p>
          </table:table-cell>
          <table:table-cell table:style-name="ce102" office:value-type="string">
            <text:p>Product</text:p>
          </table:table-cell>
          <table:table-cell table:style-name="ce106" office:value-type="string">
            <text:p>Functionality</text:p>
          </table:table-cell>
          <table:table-cell table:style-name="ce106" office:value-type="string">
            <text:p>Bug summary</text:p>
          </table:table-cell>
          <table:table-cell table:style-name="ce106" office:value-type="string">
            <text:p>Product bugID</text:p>
          </table:table-cell>
          <table:covered-table-cell table:style-name="ce111"/>
          <table:table-cell table:number-columns-repeated="250"/>
        </table:table-row>
        <table:table-row table:style-name="ro21">
          <table:table-cell table:style-name="ce46" office:value-type="string" table:number-columns-spanned="6" table:number-rows-spanned="1">
            <text:p>Bugs on version 1.6.7</text:p>
          </table:table-cell>
          <table:covered-table-cell table:style-name="ce102"/>
          <table:covered-table-cell table:style-name="ce106"/>
          <table:covered-table-cell table:style-name="ce106"/>
          <table:covered-table-cell table:style-name="ce106"/>
          <table:covered-table-cell table:style-name="ce111"/>
          <table:table-cell table:number-columns-repeated="250"/>
        </table:table-row>
        <table:table-row table:style-name="ro8">
          <table:table-cell table:style-name="ce61" office:value-type="string">
            <text:p>REG_AIO167_KS_ANS_001</text:p>
          </table:table-cell>
          <table:table-cell table:style-name="ce105" office:value-type="string">
            <text:p>KS</text:p>
          </table:table-cell>
          <table:table-cell table:style-name="ce105" office:value-type="string">
            <text:p>KS</text:p>
          </table:table-cell>
          <table:table-cell table:style-name="ce50" office:value-type="string">
            <text:p>Impossible to Reinitialize Avatar (FrenchUI)</text:p>
          </table:table-cell>
          <table:table-cell table:style-name="ce50" office:value-type="string">
            <text:p>KS-2597</text:p>
            <text:p><text:span text:style-name="T8">CCP_240</text:span></text:p>
          </table:table-cell>
          <table:table-cell table:style-name="ce112" table:formula="of:=SUMPRODUCT((['Bugs_v1.6.7'.B$7:'Bugs_v1.6.7'.B$922]=[.$A5])*(['Bugs_v1.6.7'.A$7:'Bugs_v1.6.7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1">
          <table:table-cell table:style-name="ce46" office:value-type="string" table:number-columns-spanned="6" table:number-rows-spanned="1">
            <text:p>Bugs on version 1.6.8</text:p>
          </table:table-cell>
          <table:covered-table-cell table:style-name="ce105"/>
          <table:covered-table-cell table:style-name="ce105"/>
          <table:covered-table-cell table:style-name="ce50"/>
          <table:covered-table-cell table:style-name="ce50"/>
          <table:covered-table-cell table:style-name="ce112"/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1</text:p>
          </table:table-cell>
          <table:table-cell table:style-name="ce105" office:value-type="string">
            <text:p>CS</text:p>
          </table:table-cell>
          <table:table-cell table:style-name="ce105" office:value-type="string">
            <text:p>CS</text:p>
          </table:table-cell>
          <table:table-cell table:style-name="ce108" office:value-type="string">
            <text:p>Format of mini calendar is in English when changing language in French</text:p>
          </table:table-cell>
          <table:table-cell table:style-name="ce50" office:value-type="string">
            <text:p><text:a xlink:href="https://wiki-int.exoplatform.org/display/exoproducts/CCP-470+KS-3000">CCP-470 KS-3000</text:a></text:p>
          </table:table-cell>
          <table:table-cell table:style-name="ce112" table:formula="of:=SUMPRODUCT((['Bugs_v1.6.8'.B$7:'Bugs_v1.6.8'.B$922]=[.$A7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2</text:p>
          </table:table-cell>
          <table:table-cell table:style-name="ce105" office:value-type="string">
            <text:p>CS</text:p>
          </table:table-cell>
          <table:table-cell table:style-name="ce105" office:value-type="string">
            <text:p>CS</text:p>
          </table:table-cell>
          <table:table-cell table:style-name="ce50" office:value-type="string">
            <text:p>English labels are not translated in French</text:p>
          </table:table-cell>
          <table:table-cell table:style-name="ce110" office:value-type="string">
            <text:p><text:span text:style-name="T5"><text:a xlink:href="https://wiki-int.exoplatform.org/display/exoproducts/CCP-470+KS-3001">CCP-470 KS-3001</text:a></text:span></text:p>
          </table:table-cell>
          <table:table-cell table:style-name="ce112" table:formula="of:=SUMPRODUCT((['Bugs_v1.6.8'.B$7:'Bugs_v1.6.8'.B$922]=[.$A8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3</text:p>
          </table:table-cell>
          <table:table-cell table:style-name="ce105" office:value-type="string">
            <text:p>CS</text:p>
          </table:table-cell>
          <table:table-cell table:style-name="ce105" office:value-type="string">
            <text:p>CS</text:p>
          </table:table-cell>
          <table:table-cell table:style-name="ce50" office:value-type="string">
            <text:p>Text isn't translated in French notification mail</text:p>
          </table:table-cell>
          <table:table-cell table:style-name="ce50" office:value-type="string">
            <text:p><text:a xlink:href="https://wiki-int.exoplatform.org/display/exoproducts/CCP-470+KS-3002">CCP-470 KS-3002</text:a> </text:p>
          </table:table-cell>
          <table:table-cell table:style-name="ce112" table:formula="of:=SUMPRODUCT((['Bugs_v1.6.8'.B$7:'Bugs_v1.6.8'.B$922]=[.$A9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4</text:p>
          </table:table-cell>
          <table:table-cell table:style-name="ce105" office:value-type="string">
            <text:p>KS</text:p>
          </table:table-cell>
          <table:table-cell table:style-name="ce105" office:value-type="string">
            <text:p>KS</text:p>
          </table:table-cell>
          <table:table-cell table:style-name="ce50" office:value-type="string">
            <text:p>English labels are not translated in French</text:p>
          </table:table-cell>
          <table:table-cell table:style-name="ce108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12" table:formula="of:=SUMPRODUCT((['Bugs_v1.6.8'.B$7:'Bugs_v1.6.8'.B$922]=[.$A10])*(['Bugs_v1.6.8'.A$7:'Bugs_v1.6.8'.A$922]&lt;&gt;&quot;&quot;))" office:value-type="float" office:value="13">
            <text:p>13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5</text:p>
          </table:table-cell>
          <table:table-cell table:style-name="ce105" office:value-type="string">
            <text:p>KS</text:p>
          </table:table-cell>
          <table:table-cell table:style-name="ce105" office:value-type="string">
            <text:p>KS</text:p>
          </table:table-cell>
          <table:table-cell table:style-name="ce109" office:value-type="string">
            <text:p>Text in French exceeds border. </text:p>
          </table:table-cell>
          <table:table-cell table:style-name="ce96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12" table:formula="of:=SUMPRODUCT((['Bugs_v1.6.8'.B$7:'Bugs_v1.6.8'.B$922]=[.$A11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6</text:p>
          </table:table-cell>
          <table:table-cell table:style-name="ce105" office:value-type="string">
            <text:p>KS</text:p>
          </table:table-cell>
          <table:table-cell table:style-name="ce105" office:value-type="string">
            <text:p>KS</text:p>
          </table:table-cell>
          <table:table-cell table:style-name="ce109" office:value-type="string">
            <text:p>Wrong date format in search result of FAQ answers portlet </text:p>
          </table:table-cell>
          <table:table-cell table:style-name="ce96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112" table:formula="of:=SUMPRODUCT((['Bugs_v1.6.8'.B$7:'Bugs_v1.6.8'.B$922]=[.$A12])*(['Bugs_v1.6.8'.A$7:'Bugs_v1.6.8'.A$922]&lt;&gt;&quot;&quot;))" office:value-type="float" office:value="1">
            <text:p>1</text:p>
          </table:table-cell>
          <table:table-cell table:style-name="ce104" table:number-columns-repeated="245"/>
          <table:table-cell table:number-columns-repeated="5"/>
        </table:table-row>
        <table:table-row table:style-name="ro1">
          <table:table-cell table:style-name="ce103" office:value-type="string" table:number-columns-spanned="5" table:number-rows-spanned="1">
            <text:p>Total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4"/>
          <table:table-cell table:style-name="ce113" table:formula="of:=SUM([.F5:.F12])" office:value-type="float" office:value="19">
            <text:p>19</text:p>
          </table:table-cell>
          <table:table-cell table:style-name="ce104" table:number-columns-repeated="245"/>
          <table:table-cell table:number-columns-repeated="5"/>
        </table:table-row>
        <table:table-row table:style-name="ro1" table:number-rows-repeated="65527">
          <table:table-cell table:style-name="ce104" table:number-columns-repeated="251"/>
          <table:table-cell table:number-columns-repeated="5"/>
        </table:table-row>
        <table:table-row table:style-name="ro1" table:number-rows-repeated="98303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7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7'.$G$13" table:expression="$#REF!.$B$7:$H$64"/>
        <table:named-expression table:name="Cont_12" table:base-cell-address="$'Bugs_v1.6.7'.$G$47" table:expression="$#REF!.$B$73:$H$76"/>
        <table:named-expression table:name="Cont_13" table:base-cell-address="$'Bugs_v1.6.8'.$A$99" table:expression="$#REF!.$B$77:$H$114"/>
        <table:named-expression table:name="Cont_14" table:base-cell-address="$'Bugs_v1.6.7'.$B$120" table:expression="$#REF!.$B$115:$H$189"/>
        <table:named-expression table:name="Cont_15" table:base-cell-address="$'Bugs_v1.6.7'.$G$119" table:expression="$#REF!.$B$190:$H$341"/>
        <table:named-expression table:name="Cont_16" table:base-cell-address="$'Bugs_v1.6.8'.$A$268" table:expression="$#REF!.$B$348:$H$413"/>
        <table:named-expression table:name="Cont_17" table:base-cell-address="$'Bugs_v1.6.7'.$G$188" table:expression="$#REF!.$B$414:$H$423"/>
        <table:named-expression table:name="Cont_18" table:base-cell-address="$'Bugs_v1.6.7'.$G$189" table:expression="$#REF!.$B$424:$H$477"/>
        <table:named-expression table:name="Cont_19" table:base-cell-address="$'Bugs_v1.6.7'.$A$240" table:expression="$#REF!.$B$478:$H$505"/>
        <table:named-expression table:name="Cont_20" table:base-cell-address="$'Bugs_v1.6.8'.$B$389" table:expression="$#REF!.$B$506:$H$538"/>
        <table:named-expression table:name="Cont_21" table:base-cell-address="$'Bugs_v1.6.7'.$G$273" table:expression="$#REF!.$B$548:$H$564"/>
        <table:named-expression table:name="Cont_22" table:base-cell-address="$'Bugs_v1.6.7'.$A$325" table:expression="$#REF!.$B$565:$H$612"/>
        <table:named-expression table:name="Cont_23" table:base-cell-address="$'Bugs_v1.6.8'.$G$13" table:expression="$#REF!.$B$7:$H$14"/>
        <table:named-expression table:name="Cont_24" table:base-cell-address="$'Bugs_v1.6.8'.$G$25" table:expression="$#REF!.$B$15:$H$20"/>
        <table:named-expression table:name="Cont_25" table:base-cell-address="$'Bugs_v1.6.8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8'.$G$40" table:expression="$#REF!.$B$43:$H$53"/>
        <table:named-expression table:name="Cont_29" table:base-cell-address="$'Bugs_v1.6.8'.$G$76" table:expression="$#REF!.$B$54:$H$84"/>
        <table:named-expression table:name="Cont_30" table:base-cell-address="$Cover.$G$19" table:expression="$#REF!.$B$#REF!:$H$#REF!"/>
        <table:named-expression table:name="Cont_31" table:base-cell-address="$Cover.$G$36" table:expression="$#REF!.$B$#REF!:$H$#REF!"/>
        <table:named-expression table:name="Add_address" table:base-cell-address="$'Bugs_v1.6.7'.$H$14" table:expression="$#REF!.$E$13:$H$14"/>
        <table:named-expression table:name="Add_contact" table:base-cell-address="$'Bugs_v1.6.8'.$H$9" table:expression="$#REF!.$E$7:$H$9"/>
        <table:named-expression table:name="Share_address" table:base-cell-address="$'Bugs_v1.6.7'.$H$124" table:expression="$#REF!.$E$113:$H$126"/>
        <table:named-expression table:name="Share_address_togroup" table:base-cell-address="$'Bugs_v1.6.7'.$H$146" table:expression="$#REF!.$E$139:$H$148"/>
        <table:named-expression table:name="Share_address_touser" table:base-cell-address="$'Bugs_v1.6.7'.$H$124" table:expression="$#REF!.$E$110:$H$126"/>
        <table:named-expression table:name="Export_address" table:base-cell-address="$'Bugs_v1.6.7'.$H$174" table:expression="$#REF!.$E$174:$H$176"/>
        <table:named-expression table:name="Share_contact_touser" table:base-cell-address="$'Bugs_v1.6.8'.$H$450" table:expression="$#REF!.$E$433:$H$444"/>
        <table:named-expression table:name="Share_contact_togroup" table:base-cell-address="$'Bugs_v1.6.8'.$H$469" table:expression="$#REF!.$E$454:$H$463"/>
        <table:named-expression table:name="Search_contact" table:base-cell-address="$Cover.$H$82" table:expression="$#REF!.$E$#REF!:$H$#REF!"/>
        <table:named-expression table:name="Add_tag_forcontact" table:base-cell-address="$'Bugs_v1.6.8'.$H$493" table:expression="$#REF!.$E$478:$H$487"/>
        <table:named-expression table:name="Export_contact" table:base-cell-address="$'Bugs_v1.6.8'.$H$422" table:expression="$#REF!.$E$414:$H$416"/>
        <table:named-expression table:name="Import_address" table:base-cell-address="$'Bugs_v1.6.7'.$H$213" table:expression="$#REF!.$E$209:$H$212"/>
        <table:named-expression table:name="Move_contact" table:base-cell-address="$'Bugs_v1.6.8'.$H$118" table:expression="$#REF!.$E$115:$H$118"/>
        <table:named-expression table:name="Copy_paste_contact" table:base-cell-address="$'Bugs_v1.6.8'.$H$349" table:expression="$#REF!.$E$342:$H$343"/>
        <table:named-expression table:name="Draf_drop_contact" table:base-cell-address="$'Bugs_v1.6.8'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5:1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09T15:16:58</dc:date>
    <meta:print-date>2008-06-17T00:45:47</meta:print-date>
    <dc:language>en-US</dc:language>
    <meta:editing-cycles>849</meta:editing-cycles>
    <meta:editing-duration>PT348H01M13S</meta:editing-duration>
    <meta:document-statistic meta:table-count="5" meta:cell-count="476" meta:object-count="1"/>
    <meta:user-defined meta:name="Info 1"/>
    <meta:user-defined meta:name="Info 2"/>
    <meta:user-defined meta:name="Info 3"/>
    <meta:user-defined meta:name="Info 4"/>
  </office:meta>
</office:document-meta>
</file>